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749cm" fo:min-width="0.499cm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start" style:writing-mode="lr-tb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draw:layer="layout" svg:width="3.1cm" svg:height="1.1cm" svg:x="7cm" svg:y="3.1cm">
          <text:p text:style-name="P1">00001001</text:p>
        </draw:rect>
        <draw:rect draw:style-name="gr1" draw:text-style-name="P2" draw:layer="layout" svg:width="3.1cm" svg:height="1.1cm" svg:x="10.4cm" svg:y="3.1cm">
          <text:p text:style-name="P1">00001101</text:p>
        </draw:rect>
        <draw:rect draw:style-name="gr1" draw:text-style-name="P2" draw:layer="layout" svg:width="3.1cm" svg:height="1.1cm" svg:x="13.8cm" svg:y="3.1cm">
          <text:p text:style-name="P1">00111000</text:p>
        </draw:rect>
        <draw:rect draw:style-name="gr1" draw:text-style-name="P2" draw:layer="layout" svg:width="3.1cm" svg:height="1.1cm" svg:x="17.1cm" svg:y="3.1cm">
          <text:p text:style-name="P1">00000011</text:p>
        </draw:rect>
        <draw:line draw:style-name="gr2" draw:text-style-name="P1" draw:layer="layout" svg:x1="19.6cm" svg:y1="3.9cm" svg:x2="21.2cm" svg:y2="7.1cm">
          <text:p/>
        </draw:line>
        <draw:custom-shape draw:style-name="gr3" draw:text-style-name="P1" draw:layer="layout" svg:width="0.1cm" svg:height="0.35cm" draw:transform="rotate (-1.57079632679579) translate (19.75cm 3.8cm)">
          <text:p/>
          <draw:enhanced-geometry svg:viewBox="0 0 21600 21600" draw:mirror-horizontal="false" draw:mirror-vertic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4" draw:layer="layout" svg:width="8.306cm" svg:height="4.6cm" svg:x="20.2cm" svg:y="11.4cm">
          <text:p text:style-name="P3"><text:span text:style-name="T1">0 бит — бит ошибок</text:span></text:p>
          <text:p text:style-name="P3"><text:span text:style-name="T1">1 бит — админзя</text:span></text:p>
          <text:p text:style-name="P3"><text:span text:style-name="T1">2 бит — ядро</text:span></text:p>
          <text:p text:style-name="P3"><text:span text:style-name="T1">3 бит — нинзя</text:span></text:p>
          <text:p text:style-name="P3"><text:span text:style-name="T1">4 бит — вася</text:span></text:p>
          <text:p text:style-name="P3"><text:span text:style-name="T1">5 бит — пет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" draw:text-style-name="P5" draw:layer="layout" svg:width="8.306cm" svg:height="4.108cm" svg:x="20.2cm" svg:y="7.092cm">
          <text:p text:style-name="P1"><text:span text:style-name="T1">Каждый бит означает,</text:span></text:p>
          <text:p text:style-name="P1"><text:span text:style-name="T1">работает ли компонент.</text:span></text:p>
          <text:p text:style-name="P1"><text:span text:style-name="T1">В данном случае 1 в младшем</text:span></text:p>
          <text:p text:style-name="P1"><text:span text:style-name="T1">бите означает, что</text:span></text:p>
          <text:p text:style-name="P1"><text:span text:style-name="T1">админзя работает </text:span></text:p>
        </draw:rect>
        <draw:line draw:style-name="gr2" draw:text-style-name="P1" draw:layer="layout" svg:x1="16.2cm" svg:y1="4cm" svg:x2="15.1cm" svg:y2="7.5cm">
          <text:p/>
        </draw:line>
        <draw:custom-shape draw:style-name="gr3" draw:text-style-name="P1" draw:layer="layout" svg:width="0.1cm" svg:height="1cm" draw:transform="rotate (-1.57079632679579) translate (8.2cm 3.9cm)">
          <text:p/>
          <draw:enhanced-geometry svg:viewBox="0 0 21600 21600" draw:mirror-horizontal="false" draw:mirror-vertic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rect draw:style-name="gr1" draw:text-style-name="P5" draw:layer="layout" svg:width="9.913cm" svg:height="5.3cm" svg:x="9.887cm" svg:y="7.5cm">
          <text:p text:style-name="P1"><text:span text:style-name="T1">Подробная информация о</text:span></text:p>
          <text:p text:style-name="P1"><text:span text:style-name="T1">компонентах. По 3 бита</text:span></text:p>
          <text:p text:style-name="P1"><text:span text:style-name="T1">на компонент. В данном случае</text:span></text:p>
          <text:p text:style-name="P1"><text:span text:style-name="T1">Админзя имеет статус 000.</text:span></text:p>
          <text:p text:style-name="P1"><text:span text:style-name="T1">Ядро, которое следует за ним — 111.</text:span></text:p>
          <text:p text:style-name="P1"><text:span text:style-name="T1">Порядок компонентов как в </text:span></text:p>
          <text:p text:style-name="P1"><text:span text:style-name="T1">первых 8 битах. Если компонент</text:span></text:p>
          <text:p text:style-name="P1"><text:span text:style-name="T1">Работает, на его месте будут нули </text:span></text:p>
        </draw:rect>
        <draw:custom-shape draw:style-name="gr4" draw:text-style-name="P4" draw:layer="layout" svg:width="9.913cm" svg:height="7cm" svg:x="9.887cm" svg:y="13.1cm">
          <text:p text:style-name="P3"><text:span text:style-name="T1">000 — не работает (None)</text:span></text:p>
          <text:p text:style-name="P3"><text:span text:style-name="T1">001 — статус NotInstalled</text:span></text:p>
          <text:p text:style-name="P3"><text:span text:style-name="T1">010 — статус Starting</text:span></text:p>
          <text:p text:style-name="P3"><text:span text:style-name="T1">011 — статус NeedToMergeSettings</text:span></text:p>
          <text:p text:style-name="P3"><text:span text:style-name="T1">100 — статус ???</text:span></text:p>
          <text:p text:style-name="P3"><text:span text:style-name="T1">101 — статус Stopping</text:span></text:p>
          <text:p text:style-name="P3"><text:span text:style-name="T1">110 — статус Stopped</text:span></text:p>
          <text:p text:style-name="P3"><text:span text:style-name="T1">111 — неизвестный статус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1cm" svg:height="1cm" draw:transform="rotate (-1.57079632679579) translate (16.7cm 3.9cm)">
          <text:p/>
          <draw:enhanced-geometry svg:viewBox="0 0 21600 21600" draw:mirror-horizontal="false" draw:mirror-vertic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2" draw:text-style-name="P1" draw:layer="layout" svg:x1="7.7cm" svg:y1="4.1cm" svg:x2="5.7cm" svg:y2="7.5cm">
          <text:p/>
        </draw:line>
        <draw:rect draw:style-name="gr1" draw:text-style-name="P5" draw:layer="layout" svg:width="8.731cm" svg:height="3.2cm" svg:x="0.869cm" svg:y="7.5cm">
          <text:p text:style-name="P1"><text:span text:style-name="T1">Информация об ошибках</text:span></text:p>
          <text:p text:style-name="P1"><text:span text:style-name="T1">000 — ошибок нет</text:span></text:p>
          <text:p text:style-name="P1"><text:span text:style-name="T1">001 — неизвестный контроллер</text:span></text:p>
          <text:p text:style-name="P1"><text:span text:style-name="T1">111 — неизвестная ошибка</text:span></text:p>
        </draw:rect>
        <draw:line draw:style-name="gr2" draw:text-style-name="P1" draw:layer="layout" svg:x1="19.9cm" svg:y1="3.9cm" svg:x2="22.1cm" svg:y2="5.1cm">
          <text:p/>
        </draw:line>
        <draw:custom-shape draw:style-name="gr3" draw:text-style-name="P1" draw:layer="layout" svg:width="0.1cm" svg:height="0.35cm" draw:transform="rotate (-1.57079632679579) translate (20.1cm 3.8cm)">
          <text:p/>
          <draw:enhanced-geometry svg:viewBox="0 0 21600 21600" draw:mirror-horizontal="false" draw:mirror-vertic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rect draw:style-name="gr1" draw:text-style-name="P5" draw:layer="layout" svg:width="5.3cm" svg:height="1.4cm" svg:x="21.6cm" svg:y="5.1cm">
          <text:p text:style-name="P1"><text:span text:style-name="T1">Бит ошибки</text:span></text:p>
          <text:p text:style-name="P1"><text:span text:style-name="T1">1 — ошибок нет</text:span></text:p>
        </draw:rect>
        <draw:custom-shape draw:style-name="gr5" draw:text-style-name="P1" draw:layer="layout" svg:width="1.3cm" svg:height="13.8cm" draw:transform="rotate (-1.57079632679579) translate (20.6cm 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rect draw:style-name="gr1" draw:text-style-name="P1" draw:layer="layout" svg:width="3.6cm" svg:height="1.2cm" svg:x="11.9cm" svg:y="0.8cm">
          <text:p text:style-name="P1">Юинт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initial-creator>curs </meta:initial-creator>
    <meta:creation-date>2023-09-18T10:34:50.61</meta:creation-date>
    <dc:date>2023-10-12T16:24:19.26</dc:date>
    <dc:creator>KhanKhad </dc:creator>
    <meta:editing-duration>PT43M47S</meta:editing-duration>
    <meta:editing-cycles>9</meta:editing-cycles>
    <meta:generator>OpenOffice/4.1.14$Win32 OpenOffice.org_project/4114m1$Build-9811</meta:generator>
    <meta:document-statistic meta:object-count="20"/>
  </office:meta>
</office:document-meta>
</file>